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_1b" table:style-name="ta1">
        <table:shapes>
          <draw:frame draw:z-index="0" draw:style-name="gr1" draw:text-style-name="P1" svg:width="10.7839in" svg:height="6.128in" svg:x="4.3961in" svg:y="15.6445in">
            <draw:object draw:notify-on-update-of-ranges="res_1b.B104:res_1b.B207 res_1b.F104:res_1b.F2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15-куч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1" calcext:value-type="float">
            <text:p>101</text:p>
          </table:table-cell>
          <table:table-cell office:value-type="float" office:value="10201" calcext:value-type="float">
            <text:p>10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9013" calcext:value-type="float">
            <text:p>0.00901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01" calcext:value-type="float">
            <text:p>201</text:p>
          </table:table-cell>
          <table:table-cell office:value-type="float" office:value="40401" calcext:value-type="float">
            <text:p>40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34997" calcext:value-type="float">
            <text:p>0.03499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01" calcext:value-type="float">
            <text:p>301</text:p>
          </table:table-cell>
          <table:table-cell office:value-type="float" office:value="90601" calcext:value-type="float">
            <text:p>90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9304" calcext:value-type="float">
            <text:p>0.0930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01" calcext:value-type="float">
            <text:p>401</text:p>
          </table:table-cell>
          <table:table-cell office:value-type="float" office:value="160801" calcext:value-type="float">
            <text:p>160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439" calcext:value-type="float">
            <text:p>0.243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01" calcext:value-type="float">
            <text:p>501</text:p>
          </table:table-cell>
          <table:table-cell office:value-type="float" office:value="251001" calcext:value-type="float">
            <text:p>251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348114" calcext:value-type="float">
            <text:p>0.34811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01" calcext:value-type="float">
            <text:p>601</text:p>
          </table:table-cell>
          <table:table-cell office:value-type="float" office:value="361201" calcext:value-type="float">
            <text:p>361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581136" calcext:value-type="float">
            <text:p>0.58113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01" calcext:value-type="float">
            <text:p>701</text:p>
          </table:table-cell>
          <table:table-cell office:value-type="float" office:value="491401" calcext:value-type="float">
            <text:p>491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933981" calcext:value-type="float">
            <text:p>0.93398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01" calcext:value-type="float">
            <text:p>801</text:p>
          </table:table-cell>
          <table:table-cell office:value-type="float" office:value="641601" calcext:value-type="float">
            <text:p>641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510176" calcext:value-type="float">
            <text:p>1.51017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01" calcext:value-type="float">
            <text:p>901</text:p>
          </table:table-cell>
          <table:table-cell office:value-type="float" office:value="811801" calcext:value-type="float">
            <text:p>811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870264" calcext:value-type="float">
            <text:p>1.87026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1" calcext:value-type="float">
            <text:p>1001</text:p>
          </table:table-cell>
          <table:table-cell office:value-type="float" office:value="1002001" calcext:value-type="float">
            <text:p>1002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345246" calcext:value-type="float">
            <text:p>2.34524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101" calcext:value-type="float">
            <text:p>1101</text:p>
          </table:table-cell>
          <table:table-cell office:value-type="float" office:value="1212201" calcext:value-type="float">
            <text:p>1212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854409" calcext:value-type="float">
            <text:p>3.85440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201" calcext:value-type="float">
            <text:p>1201</text:p>
          </table:table-cell>
          <table:table-cell office:value-type="float" office:value="1442401" calcext:value-type="float">
            <text:p>1442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15401" calcext:value-type="float">
            <text:p>3.61540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301" calcext:value-type="float">
            <text:p>1301</text:p>
          </table:table-cell>
          <table:table-cell office:value-type="float" office:value="1692601" calcext:value-type="float">
            <text:p>1692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750558" calcext:value-type="float">
            <text:p>4.75055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401" calcext:value-type="float">
            <text:p>1401</text:p>
          </table:table-cell>
          <table:table-cell office:value-type="float" office:value="1962801" calcext:value-type="float">
            <text:p>1962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663842" calcext:value-type="float">
            <text:p>6.66384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501" calcext:value-type="float">
            <text:p>1501</text:p>
          </table:table-cell>
          <table:table-cell office:value-type="float" office:value="2253001" calcext:value-type="float">
            <text:p>2253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598777" calcext:value-type="float">
            <text:p>7.59877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601" calcext:value-type="float">
            <text:p>1601</text:p>
          </table:table-cell>
          <table:table-cell office:value-type="float" office:value="2563201" calcext:value-type="float">
            <text:p>2563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221082" calcext:value-type="float">
            <text:p>9.22108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701" calcext:value-type="float">
            <text:p>1701</text:p>
          </table:table-cell>
          <table:table-cell office:value-type="float" office:value="2893401" calcext:value-type="float">
            <text:p>2893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810111" calcext:value-type="float">
            <text:p>7.81011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801" calcext:value-type="float">
            <text:p>1801</text:p>
          </table:table-cell>
          <table:table-cell office:value-type="float" office:value="3243601" calcext:value-type="float">
            <text:p>3243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858449" calcext:value-type="float">
            <text:p>9.85844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901" calcext:value-type="float">
            <text:p>1901</text:p>
          </table:table-cell>
          <table:table-cell office:value-type="float" office:value="3613801" calcext:value-type="float">
            <text:p>3613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.851448" calcext:value-type="float">
            <text:p>12.85144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001" calcext:value-type="float">
            <text:p>2001</text:p>
          </table:table-cell>
          <table:table-cell office:value-type="float" office:value="4004001" calcext:value-type="float">
            <text:p>4004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.55534" calcext:value-type="float">
            <text:p>10.5553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101" calcext:value-type="float">
            <text:p>2101</text:p>
          </table:table-cell>
          <table:table-cell office:value-type="float" office:value="4414201" calcext:value-type="float">
            <text:p>4414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.223179" calcext:value-type="float">
            <text:p>18.22317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201" calcext:value-type="float">
            <text:p>2201</text:p>
          </table:table-cell>
          <table:table-cell office:value-type="float" office:value="4844401" calcext:value-type="float">
            <text:p>4844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.662419" calcext:value-type="float">
            <text:p>17.66241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301" calcext:value-type="float">
            <text:p>2301</text:p>
          </table:table-cell>
          <table:table-cell office:value-type="float" office:value="5294601" calcext:value-type="float">
            <text:p>5294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.622234" calcext:value-type="float">
            <text:p>18.62223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401" calcext:value-type="float">
            <text:p>2401</text:p>
          </table:table-cell>
          <table:table-cell office:value-type="float" office:value="5764801" calcext:value-type="float">
            <text:p>5764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.445127" calcext:value-type="float">
            <text:p>19.44512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501" calcext:value-type="float">
            <text:p>2501</text:p>
          </table:table-cell>
          <table:table-cell office:value-type="float" office:value="6255001" calcext:value-type="float">
            <text:p>6255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.041887" calcext:value-type="float">
            <text:p>23.04188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601" calcext:value-type="float">
            <text:p>2601</text:p>
          </table:table-cell>
          <table:table-cell office:value-type="float" office:value="6765201" calcext:value-type="float">
            <text:p>6765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.417691" calcext:value-type="float">
            <text:p>32.41769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701" calcext:value-type="float">
            <text:p>2701</text:p>
          </table:table-cell>
          <table:table-cell office:value-type="float" office:value="7295401" calcext:value-type="float">
            <text:p>7295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.702239" calcext:value-type="float">
            <text:p>31.70223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801" calcext:value-type="float">
            <text:p>2801</text:p>
          </table:table-cell>
          <table:table-cell office:value-type="float" office:value="7845601" calcext:value-type="float">
            <text:p>7845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.874186" calcext:value-type="float">
            <text:p>30.87418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901" calcext:value-type="float">
            <text:p>2901</text:p>
          </table:table-cell>
          <table:table-cell office:value-type="float" office:value="8415801" calcext:value-type="float">
            <text:p>8415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.104402" calcext:value-type="float">
            <text:p>35.10440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001" calcext:value-type="float">
            <text:p>3001</text:p>
          </table:table-cell>
          <table:table-cell office:value-type="float" office:value="9006001" calcext:value-type="float">
            <text:p>9006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.812415" calcext:value-type="float">
            <text:p>33.81241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101" calcext:value-type="float">
            <text:p>3101</text:p>
          </table:table-cell>
          <table:table-cell office:value-type="float" office:value="9616201" calcext:value-type="float">
            <text:p>9616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.838312" calcext:value-type="float">
            <text:p>48.83831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201" calcext:value-type="float">
            <text:p>3201</text:p>
          </table:table-cell>
          <table:table-cell office:value-type="float" office:value="10246401" calcext:value-type="float">
            <text:p>10246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.842292" calcext:value-type="float">
            <text:p>38.84229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301" calcext:value-type="float">
            <text:p>3301</text:p>
          </table:table-cell>
          <table:table-cell office:value-type="float" office:value="10896601" calcext:value-type="float">
            <text:p>10896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.296032" calcext:value-type="float">
            <text:p>38.29603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401" calcext:value-type="float">
            <text:p>3401</text:p>
          </table:table-cell>
          <table:table-cell office:value-type="float" office:value="11566801" calcext:value-type="float">
            <text:p>11566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7.874128" calcext:value-type="float">
            <text:p>57.87412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501" calcext:value-type="float">
            <text:p>3501</text:p>
          </table:table-cell>
          <table:table-cell office:value-type="float" office:value="12257001" calcext:value-type="float">
            <text:p>12257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.00787" calcext:value-type="float">
            <text:p>52.0078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601" calcext:value-type="float">
            <text:p>3601</text:p>
          </table:table-cell>
          <table:table-cell office:value-type="float" office:value="12967201" calcext:value-type="float">
            <text:p>12967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.532064" calcext:value-type="float">
            <text:p>54.53206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701" calcext:value-type="float">
            <text:p>3701</text:p>
          </table:table-cell>
          <table:table-cell office:value-type="float" office:value="13697401" calcext:value-type="float">
            <text:p>13697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2.594774" calcext:value-type="float">
            <text:p>62.59477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801" calcext:value-type="float">
            <text:p>3801</text:p>
          </table:table-cell>
          <table:table-cell office:value-type="float" office:value="14447601" calcext:value-type="float">
            <text:p>14447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.621082" calcext:value-type="float">
            <text:p>47.62108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901" calcext:value-type="float">
            <text:p>3901</text:p>
          </table:table-cell>
          <table:table-cell office:value-type="float" office:value="15217801" calcext:value-type="float">
            <text:p>15217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.907887" calcext:value-type="float">
            <text:p>81.90788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001" calcext:value-type="float">
            <text:p>4001</text:p>
          </table:table-cell>
          <table:table-cell office:value-type="float" office:value="16008001" calcext:value-type="float">
            <text:p>16008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2.672475" calcext:value-type="float">
            <text:p>62.67247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101" calcext:value-type="float">
            <text:p>4101</text:p>
          </table:table-cell>
          <table:table-cell office:value-type="float" office:value="16818201" calcext:value-type="float">
            <text:p>16818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.016603" calcext:value-type="float">
            <text:p>77.01660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201" calcext:value-type="float">
            <text:p>4201</text:p>
          </table:table-cell>
          <table:table-cell office:value-type="float" office:value="17648401" calcext:value-type="float">
            <text:p>17648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4.047099" calcext:value-type="float">
            <text:p>104.04709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301" calcext:value-type="float">
            <text:p>4301</text:p>
          </table:table-cell>
          <table:table-cell office:value-type="float" office:value="18498601" calcext:value-type="float">
            <text:p>18498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.778474" calcext:value-type="float">
            <text:p>78.77847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401" calcext:value-type="float">
            <text:p>4401</text:p>
          </table:table-cell>
          <table:table-cell office:value-type="float" office:value="19368801" calcext:value-type="float">
            <text:p>19368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.469142" calcext:value-type="float">
            <text:p>74.46914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501" calcext:value-type="float">
            <text:p>4501</text:p>
          </table:table-cell>
          <table:table-cell office:value-type="float" office:value="20259001" calcext:value-type="float">
            <text:p>20259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4.621295" calcext:value-type="float">
            <text:p>104.62129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601" calcext:value-type="float">
            <text:p>4601</text:p>
          </table:table-cell>
          <table:table-cell office:value-type="float" office:value="21169201" calcext:value-type="float">
            <text:p>21169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4.13907" calcext:value-type="float">
            <text:p>114.1390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701" calcext:value-type="float">
            <text:p>4701</text:p>
          </table:table-cell>
          <table:table-cell office:value-type="float" office:value="22099401" calcext:value-type="float">
            <text:p>22099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3.670419" calcext:value-type="float">
            <text:p>113.67041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801" calcext:value-type="float">
            <text:p>4801</text:p>
          </table:table-cell>
          <table:table-cell office:value-type="float" office:value="23049601" calcext:value-type="float">
            <text:p>23049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2.420116" calcext:value-type="float">
            <text:p>102.42011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901" calcext:value-type="float">
            <text:p>4901</text:p>
          </table:table-cell>
          <table:table-cell office:value-type="float" office:value="24019801" calcext:value-type="float">
            <text:p>24019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1.179607" calcext:value-type="float">
            <text:p>111.17960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001" calcext:value-type="float">
            <text:p>5001</text:p>
          </table:table-cell>
          <table:table-cell office:value-type="float" office:value="25010001" calcext:value-type="float">
            <text:p>25010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2.75315" calcext:value-type="float">
            <text:p>132.7531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101" calcext:value-type="float">
            <text:p>5101</text:p>
          </table:table-cell>
          <table:table-cell office:value-type="float" office:value="26020201" calcext:value-type="float">
            <text:p>26020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0.407164" calcext:value-type="float">
            <text:p>110.40716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201" calcext:value-type="float">
            <text:p>5201</text:p>
          </table:table-cell>
          <table:table-cell office:value-type="float" office:value="27050401" calcext:value-type="float">
            <text:p>27050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3.442945" calcext:value-type="float">
            <text:p>133.44294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301" calcext:value-type="float">
            <text:p>5301</text:p>
          </table:table-cell>
          <table:table-cell office:value-type="float" office:value="28100601" calcext:value-type="float">
            <text:p>28100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6.43105" calcext:value-type="float">
            <text:p>116.4310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401" calcext:value-type="float">
            <text:p>5401</text:p>
          </table:table-cell>
          <table:table-cell office:value-type="float" office:value="29170801" calcext:value-type="float">
            <text:p>29170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5.957832" calcext:value-type="float">
            <text:p>185.95783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501" calcext:value-type="float">
            <text:p>5501</text:p>
          </table:table-cell>
          <table:table-cell office:value-type="float" office:value="30261001" calcext:value-type="float">
            <text:p>30261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9.315171" calcext:value-type="float">
            <text:p>109.31517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601" calcext:value-type="float">
            <text:p>5601</text:p>
          </table:table-cell>
          <table:table-cell office:value-type="float" office:value="31371201" calcext:value-type="float">
            <text:p>31371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0.627973" calcext:value-type="float">
            <text:p>160.62797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701" calcext:value-type="float">
            <text:p>5701</text:p>
          </table:table-cell>
          <table:table-cell office:value-type="float" office:value="32501401" calcext:value-type="float">
            <text:p>32501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8.216684" calcext:value-type="float">
            <text:p>148.21668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801" calcext:value-type="float">
            <text:p>5801</text:p>
          </table:table-cell>
          <table:table-cell office:value-type="float" office:value="33651601" calcext:value-type="float">
            <text:p>33651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0.411642" calcext:value-type="float">
            <text:p>170.41164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901" calcext:value-type="float">
            <text:p>5901</text:p>
          </table:table-cell>
          <table:table-cell office:value-type="float" office:value="34821801" calcext:value-type="float">
            <text:p>34821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0.738478" calcext:value-type="float">
            <text:p>170.73847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001" calcext:value-type="float">
            <text:p>6001</text:p>
          </table:table-cell>
          <table:table-cell office:value-type="float" office:value="36012001" calcext:value-type="float">
            <text:p>36012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7.271829" calcext:value-type="float">
            <text:p>197.27182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101" calcext:value-type="float">
            <text:p>6101</text:p>
          </table:table-cell>
          <table:table-cell office:value-type="float" office:value="37222201" calcext:value-type="float">
            <text:p>37222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4.79098" calcext:value-type="float">
            <text:p>214.7909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201" calcext:value-type="float">
            <text:p>6201</text:p>
          </table:table-cell>
          <table:table-cell office:value-type="float" office:value="38452401" calcext:value-type="float">
            <text:p>38452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4.75085" calcext:value-type="float">
            <text:p>204.7508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301" calcext:value-type="float">
            <text:p>6301</text:p>
          </table:table-cell>
          <table:table-cell office:value-type="float" office:value="39702601" calcext:value-type="float">
            <text:p>39702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2.802459" calcext:value-type="float">
            <text:p>272.80245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401" calcext:value-type="float">
            <text:p>6401</text:p>
          </table:table-cell>
          <table:table-cell office:value-type="float" office:value="40972801" calcext:value-type="float">
            <text:p>40972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.274904" calcext:value-type="float">
            <text:p>246.27490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501" calcext:value-type="float">
            <text:p>6501</text:p>
          </table:table-cell>
          <table:table-cell office:value-type="float" office:value="42263001" calcext:value-type="float">
            <text:p>42263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8.496601" calcext:value-type="float">
            <text:p>278.49660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601" calcext:value-type="float">
            <text:p>6601</text:p>
          </table:table-cell>
          <table:table-cell office:value-type="float" office:value="43573201" calcext:value-type="float">
            <text:p>43573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6.910514" calcext:value-type="float">
            <text:p>226.91051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701" calcext:value-type="float">
            <text:p>6701</text:p>
          </table:table-cell>
          <table:table-cell office:value-type="float" office:value="44903401" calcext:value-type="float">
            <text:p>44903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4.490395" calcext:value-type="float">
            <text:p>234.49039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801" calcext:value-type="float">
            <text:p>6801</text:p>
          </table:table-cell>
          <table:table-cell office:value-type="float" office:value="46253601" calcext:value-type="float">
            <text:p>46253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7.709759" calcext:value-type="float">
            <text:p>227.70975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901" calcext:value-type="float">
            <text:p>6901</text:p>
          </table:table-cell>
          <table:table-cell office:value-type="float" office:value="47623801" calcext:value-type="float">
            <text:p>47623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4.656414" calcext:value-type="float">
            <text:p>214.65641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001" calcext:value-type="float">
            <text:p>7001</text:p>
          </table:table-cell>
          <table:table-cell office:value-type="float" office:value="49014001" calcext:value-type="float">
            <text:p>49014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3.725815" calcext:value-type="float">
            <text:p>263.72581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101" calcext:value-type="float">
            <text:p>7101</text:p>
          </table:table-cell>
          <table:table-cell office:value-type="float" office:value="50424201" calcext:value-type="float">
            <text:p>50424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0.847189" calcext:value-type="float">
            <text:p>270.84718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201" calcext:value-type="float">
            <text:p>7201</text:p>
          </table:table-cell>
          <table:table-cell office:value-type="float" office:value="51854401" calcext:value-type="float">
            <text:p>51854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4.23892" calcext:value-type="float">
            <text:p>334.2389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301" calcext:value-type="float">
            <text:p>7301</text:p>
          </table:table-cell>
          <table:table-cell office:value-type="float" office:value="53304601" calcext:value-type="float">
            <text:p>53304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.9747" calcext:value-type="float">
            <text:p>400.974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401" calcext:value-type="float">
            <text:p>7401</text:p>
          </table:table-cell>
          <table:table-cell office:value-type="float" office:value="54774801" calcext:value-type="float">
            <text:p>54774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8.66998" calcext:value-type="float">
            <text:p>318.6699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501" calcext:value-type="float">
            <text:p>7501</text:p>
          </table:table-cell>
          <table:table-cell office:value-type="float" office:value="56265001" calcext:value-type="float">
            <text:p>56265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1.032663" calcext:value-type="float">
            <text:p>331.03266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601" calcext:value-type="float">
            <text:p>7601</text:p>
          </table:table-cell>
          <table:table-cell office:value-type="float" office:value="57775201" calcext:value-type="float">
            <text:p>57775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4.035707" calcext:value-type="float">
            <text:p>324.03570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501" calcext:value-type="float">
            <text:p>7501</text:p>
          </table:table-cell>
          <table:table-cell office:value-type="float" office:value="56265001" calcext:value-type="float">
            <text:p>56265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5.917898" calcext:value-type="float">
            <text:p>295.91789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701" calcext:value-type="float">
            <text:p>7701</text:p>
          </table:table-cell>
          <table:table-cell office:value-type="float" office:value="59305401" calcext:value-type="float">
            <text:p>59305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4.681949" calcext:value-type="float">
            <text:p>314.68194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601" calcext:value-type="float">
            <text:p>7601</text:p>
          </table:table-cell>
          <table:table-cell office:value-type="float" office:value="57775201" calcext:value-type="float">
            <text:p>57775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8.559525" calcext:value-type="float">
            <text:p>408.55952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701" calcext:value-type="float">
            <text:p>7701</text:p>
          </table:table-cell>
          <table:table-cell office:value-type="float" office:value="59305401" calcext:value-type="float">
            <text:p>59305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2.761787" calcext:value-type="float">
            <text:p>322.76178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801" calcext:value-type="float">
            <text:p>7801</text:p>
          </table:table-cell>
          <table:table-cell office:value-type="float" office:value="60855601" calcext:value-type="float">
            <text:p>60855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5.667797" calcext:value-type="float">
            <text:p>285.66779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901" calcext:value-type="float">
            <text:p>7901</text:p>
          </table:table-cell>
          <table:table-cell office:value-type="float" office:value="62425801" calcext:value-type="float">
            <text:p>62425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65.820241" calcext:value-type="float">
            <text:p>365.82024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001" calcext:value-type="float">
            <text:p>8001</text:p>
          </table:table-cell>
          <table:table-cell office:value-type="float" office:value="64016001" calcext:value-type="float">
            <text:p>64016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60.3298" calcext:value-type="float">
            <text:p>360.329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101" calcext:value-type="float">
            <text:p>8101</text:p>
          </table:table-cell>
          <table:table-cell office:value-type="float" office:value="65626201" calcext:value-type="float">
            <text:p>65626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2.55066" calcext:value-type="float">
            <text:p>492.550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201" calcext:value-type="float">
            <text:p>8201</text:p>
          </table:table-cell>
          <table:table-cell office:value-type="float" office:value="67256401" calcext:value-type="float">
            <text:p>67256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5.345623" calcext:value-type="float">
            <text:p>335.34562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301" calcext:value-type="float">
            <text:p>8301</text:p>
          </table:table-cell>
          <table:table-cell office:value-type="float" office:value="68906601" calcext:value-type="float">
            <text:p>68906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4.851101" calcext:value-type="float">
            <text:p>374.85110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401" calcext:value-type="float">
            <text:p>8401</text:p>
          </table:table-cell>
          <table:table-cell office:value-type="float" office:value="70576801" calcext:value-type="float">
            <text:p>70576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7.496585" calcext:value-type="float">
            <text:p>377.49658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501" calcext:value-type="float">
            <text:p>8501</text:p>
          </table:table-cell>
          <table:table-cell office:value-type="float" office:value="72267001" calcext:value-type="float">
            <text:p>72267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0.623585" calcext:value-type="float">
            <text:p>440.62358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601" calcext:value-type="float">
            <text:p>8601</text:p>
          </table:table-cell>
          <table:table-cell office:value-type="float" office:value="73977201" calcext:value-type="float">
            <text:p>73977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2.866172" calcext:value-type="float">
            <text:p>442.86617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701" calcext:value-type="float">
            <text:p>8701</text:p>
          </table:table-cell>
          <table:table-cell office:value-type="float" office:value="75707401" calcext:value-type="float">
            <text:p>75707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3.802389" calcext:value-type="float">
            <text:p>443.80238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801" calcext:value-type="float">
            <text:p>8801</text:p>
          </table:table-cell>
          <table:table-cell office:value-type="float" office:value="77457601" calcext:value-type="float">
            <text:p>77457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4.879085" calcext:value-type="float">
            <text:p>354.87908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901" calcext:value-type="float">
            <text:p>8901</text:p>
          </table:table-cell>
          <table:table-cell office:value-type="float" office:value="79227801" calcext:value-type="float">
            <text:p>79227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65.13459" calcext:value-type="float">
            <text:p>465.1345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001" calcext:value-type="float">
            <text:p>9001</text:p>
          </table:table-cell>
          <table:table-cell office:value-type="float" office:value="81018001" calcext:value-type="float">
            <text:p>81018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80.211582" calcext:value-type="float">
            <text:p>580.21158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101" calcext:value-type="float">
            <text:p>9101</text:p>
          </table:table-cell>
          <table:table-cell office:value-type="float" office:value="82828201" calcext:value-type="float">
            <text:p>82828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8.073114" calcext:value-type="float">
            <text:p>408.07311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201" calcext:value-type="float">
            <text:p>9201</text:p>
          </table:table-cell>
          <table:table-cell office:value-type="float" office:value="84658401" calcext:value-type="float">
            <text:p>84658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7.412785" calcext:value-type="float">
            <text:p>557.41278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301" calcext:value-type="float">
            <text:p>9301</text:p>
          </table:table-cell>
          <table:table-cell office:value-type="float" office:value="86508601" calcext:value-type="float">
            <text:p>86508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13.381605" calcext:value-type="float">
            <text:p>613.38160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401" calcext:value-type="float">
            <text:p>9401</text:p>
          </table:table-cell>
          <table:table-cell office:value-type="float" office:value="88378801" calcext:value-type="float">
            <text:p>88378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68.231572" calcext:value-type="float">
            <text:p>668.23157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501" calcext:value-type="float">
            <text:p>9501</text:p>
          </table:table-cell>
          <table:table-cell office:value-type="float" office:value="90269001" calcext:value-type="float">
            <text:p>90269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20.385581" calcext:value-type="float">
            <text:p>720.38558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601" calcext:value-type="float">
            <text:p>9601</text:p>
          </table:table-cell>
          <table:table-cell office:value-type="float" office:value="92179201" calcext:value-type="float">
            <text:p>92179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95.965601" calcext:value-type="float">
            <text:p>695.96560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701" calcext:value-type="float">
            <text:p>9701</text:p>
          </table:table-cell>
          <table:table-cell office:value-type="float" office:value="94109401" calcext:value-type="float">
            <text:p>94109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2.202593" calcext:value-type="float">
            <text:p>492.20259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801" calcext:value-type="float">
            <text:p>9801</text:p>
          </table:table-cell>
          <table:table-cell office:value-type="float" office:value="96059601" calcext:value-type="float">
            <text:p>96059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66.7669" calcext:value-type="float">
            <text:p>766.766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901" calcext:value-type="float">
            <text:p>9901</text:p>
          </table:table-cell>
          <table:table-cell office:value-type="float" office:value="98029801" calcext:value-type="float">
            <text:p>98029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3.59873" calcext:value-type="float">
            <text:p>483.5987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1" calcext:value-type="float">
            <text:p>101</text:p>
          </table:table-cell>
          <table:table-cell office:value-type="float" office:value="10201" calcext:value-type="float">
            <text:p>10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6542" calcext:value-type="float">
            <text:p>0.00654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01" calcext:value-type="float">
            <text:p>201</text:p>
          </table:table-cell>
          <table:table-cell office:value-type="float" office:value="40401" calcext:value-type="float">
            <text:p>40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7862" calcext:value-type="float">
            <text:p>0.02786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01" calcext:value-type="float">
            <text:p>301</text:p>
          </table:table-cell>
          <table:table-cell office:value-type="float" office:value="90601" calcext:value-type="float">
            <text:p>90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2121" calcext:value-type="float">
            <text:p>0.1212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01" calcext:value-type="float">
            <text:p>401</text:p>
          </table:table-cell>
          <table:table-cell office:value-type="float" office:value="160801" calcext:value-type="float">
            <text:p>160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52767" calcext:value-type="float">
            <text:p>0.25276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01" calcext:value-type="float">
            <text:p>501</text:p>
          </table:table-cell>
          <table:table-cell office:value-type="float" office:value="251001" calcext:value-type="float">
            <text:p>251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3418" calcext:value-type="float">
            <text:p>0.4341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01" calcext:value-type="float">
            <text:p>601</text:p>
          </table:table-cell>
          <table:table-cell office:value-type="float" office:value="361201" calcext:value-type="float">
            <text:p>361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741572" calcext:value-type="float">
            <text:p>0.74157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01" calcext:value-type="float">
            <text:p>701</text:p>
          </table:table-cell>
          <table:table-cell office:value-type="float" office:value="491401" calcext:value-type="float">
            <text:p>491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331136" calcext:value-type="float">
            <text:p>1.33113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01" calcext:value-type="float">
            <text:p>801</text:p>
          </table:table-cell>
          <table:table-cell office:value-type="float" office:value="641601" calcext:value-type="float">
            <text:p>641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01979" calcext:value-type="float">
            <text:p>1.40197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01" calcext:value-type="float">
            <text:p>901</text:p>
          </table:table-cell>
          <table:table-cell office:value-type="float" office:value="811801" calcext:value-type="float">
            <text:p>811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8982" calcext:value-type="float">
            <text:p>1.898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1" calcext:value-type="float">
            <text:p>1001</text:p>
          </table:table-cell>
          <table:table-cell office:value-type="float" office:value="1002001" calcext:value-type="float">
            <text:p>1002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084855" calcext:value-type="float">
            <text:p>3.08485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101" calcext:value-type="float">
            <text:p>1101</text:p>
          </table:table-cell>
          <table:table-cell office:value-type="float" office:value="1212201" calcext:value-type="float">
            <text:p>1212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56328" calcext:value-type="float">
            <text:p>3.5632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201" calcext:value-type="float">
            <text:p>1201</text:p>
          </table:table-cell>
          <table:table-cell office:value-type="float" office:value="1442401" calcext:value-type="float">
            <text:p>1442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317377" calcext:value-type="float">
            <text:p>4.31737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301" calcext:value-type="float">
            <text:p>1301</text:p>
          </table:table-cell>
          <table:table-cell office:value-type="float" office:value="1692601" calcext:value-type="float">
            <text:p>1692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197807" calcext:value-type="float">
            <text:p>6.19780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401" calcext:value-type="float">
            <text:p>1401</text:p>
          </table:table-cell>
          <table:table-cell office:value-type="float" office:value="1962801" calcext:value-type="float">
            <text:p>1962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964683" calcext:value-type="float">
            <text:p>4.96468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501" calcext:value-type="float">
            <text:p>1501</text:p>
          </table:table-cell>
          <table:table-cell office:value-type="float" office:value="2253001" calcext:value-type="float">
            <text:p>2253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424309" calcext:value-type="float">
            <text:p>6.42430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601" calcext:value-type="float">
            <text:p>1601</text:p>
          </table:table-cell>
          <table:table-cell office:value-type="float" office:value="2563201" calcext:value-type="float">
            <text:p>2563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963404" calcext:value-type="float">
            <text:p>6.96340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701" calcext:value-type="float">
            <text:p>1701</text:p>
          </table:table-cell>
          <table:table-cell office:value-type="float" office:value="2893401" calcext:value-type="float">
            <text:p>2893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566045" calcext:value-type="float">
            <text:p>9.56604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801" calcext:value-type="float">
            <text:p>1801</text:p>
          </table:table-cell>
          <table:table-cell office:value-type="float" office:value="3243601" calcext:value-type="float">
            <text:p>3243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.678439" calcext:value-type="float">
            <text:p>12.67843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901" calcext:value-type="float">
            <text:p>1901</text:p>
          </table:table-cell>
          <table:table-cell office:value-type="float" office:value="3613801" calcext:value-type="float">
            <text:p>3613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544609" calcext:value-type="float">
            <text:p>14.54460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001" calcext:value-type="float">
            <text:p>2001</text:p>
          </table:table-cell>
          <table:table-cell office:value-type="float" office:value="4004001" calcext:value-type="float">
            <text:p>4004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508545" calcext:value-type="float">
            <text:p>14.50854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101" calcext:value-type="float">
            <text:p>2101</text:p>
          </table:table-cell>
          <table:table-cell office:value-type="float" office:value="4414201" calcext:value-type="float">
            <text:p>4414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.502314" calcext:value-type="float">
            <text:p>22.50231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201" calcext:value-type="float">
            <text:p>2201</text:p>
          </table:table-cell>
          <table:table-cell office:value-type="float" office:value="4844401" calcext:value-type="float">
            <text:p>4844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.57091" calcext:value-type="float">
            <text:p>18.5709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301" calcext:value-type="float">
            <text:p>2301</text:p>
          </table:table-cell>
          <table:table-cell office:value-type="float" office:value="5294601" calcext:value-type="float">
            <text:p>5294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.714438" calcext:value-type="float">
            <text:p>22.71443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401" calcext:value-type="float">
            <text:p>2401</text:p>
          </table:table-cell>
          <table:table-cell office:value-type="float" office:value="5764801" calcext:value-type="float">
            <text:p>5764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.285499" calcext:value-type="float">
            <text:p>19.28549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501" calcext:value-type="float">
            <text:p>2501</text:p>
          </table:table-cell>
          <table:table-cell office:value-type="float" office:value="6255001" calcext:value-type="float">
            <text:p>6255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.466982" calcext:value-type="float">
            <text:p>19.46698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601" calcext:value-type="float">
            <text:p>2601</text:p>
          </table:table-cell>
          <table:table-cell office:value-type="float" office:value="6765201" calcext:value-type="float">
            <text:p>6765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.46801" calcext:value-type="float">
            <text:p>31.4680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701" calcext:value-type="float">
            <text:p>2701</text:p>
          </table:table-cell>
          <table:table-cell office:value-type="float" office:value="7295401" calcext:value-type="float">
            <text:p>7295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.135825" calcext:value-type="float">
            <text:p>23.13582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801" calcext:value-type="float">
            <text:p>2801</text:p>
          </table:table-cell>
          <table:table-cell office:value-type="float" office:value="7845601" calcext:value-type="float">
            <text:p>7845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.565992" calcext:value-type="float">
            <text:p>29.56599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901" calcext:value-type="float">
            <text:p>2901</text:p>
          </table:table-cell>
          <table:table-cell office:value-type="float" office:value="8415801" calcext:value-type="float">
            <text:p>8415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.355192" calcext:value-type="float">
            <text:p>29.35519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001" calcext:value-type="float">
            <text:p>3001</text:p>
          </table:table-cell>
          <table:table-cell office:value-type="float" office:value="9006001" calcext:value-type="float">
            <text:p>9006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.456485" calcext:value-type="float">
            <text:p>37.45648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101" calcext:value-type="float">
            <text:p>3101</text:p>
          </table:table-cell>
          <table:table-cell office:value-type="float" office:value="9616201" calcext:value-type="float">
            <text:p>9616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.66612" calcext:value-type="float">
            <text:p>48.6661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201" calcext:value-type="float">
            <text:p>3201</text:p>
          </table:table-cell>
          <table:table-cell office:value-type="float" office:value="10246401" calcext:value-type="float">
            <text:p>10246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.055089" calcext:value-type="float">
            <text:p>50.05508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301" calcext:value-type="float">
            <text:p>3301</text:p>
          </table:table-cell>
          <table:table-cell office:value-type="float" office:value="10896601" calcext:value-type="float">
            <text:p>10896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.618009" calcext:value-type="float">
            <text:p>44.61800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401" calcext:value-type="float">
            <text:p>3401</text:p>
          </table:table-cell>
          <table:table-cell office:value-type="float" office:value="11566801" calcext:value-type="float">
            <text:p>11566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.723852" calcext:value-type="float">
            <text:p>54.72385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501" calcext:value-type="float">
            <text:p>3501</text:p>
          </table:table-cell>
          <table:table-cell office:value-type="float" office:value="12257001" calcext:value-type="float">
            <text:p>12257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.317798" calcext:value-type="float">
            <text:p>54.31779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601" calcext:value-type="float">
            <text:p>3601</text:p>
          </table:table-cell>
          <table:table-cell office:value-type="float" office:value="12967201" calcext:value-type="float">
            <text:p>12967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.213189" calcext:value-type="float">
            <text:p>55.21318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701" calcext:value-type="float">
            <text:p>3701</text:p>
          </table:table-cell>
          <table:table-cell office:value-type="float" office:value="13697401" calcext:value-type="float">
            <text:p>13697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.566781" calcext:value-type="float">
            <text:p>52.56678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801" calcext:value-type="float">
            <text:p>3801</text:p>
          </table:table-cell>
          <table:table-cell office:value-type="float" office:value="14447601" calcext:value-type="float">
            <text:p>14447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.063309" calcext:value-type="float">
            <text:p>49.06330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901" calcext:value-type="float">
            <text:p>3901</text:p>
          </table:table-cell>
          <table:table-cell office:value-type="float" office:value="15217801" calcext:value-type="float">
            <text:p>15217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2.789902" calcext:value-type="float">
            <text:p>62.78990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001" calcext:value-type="float">
            <text:p>4001</text:p>
          </table:table-cell>
          <table:table-cell office:value-type="float" office:value="16008001" calcext:value-type="float">
            <text:p>16008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0.521847" calcext:value-type="float">
            <text:p>60.52184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101" calcext:value-type="float">
            <text:p>4101</text:p>
          </table:table-cell>
          <table:table-cell office:value-type="float" office:value="16818201" calcext:value-type="float">
            <text:p>16818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1.145239" calcext:value-type="float">
            <text:p>61.14523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201" calcext:value-type="float">
            <text:p>4201</text:p>
          </table:table-cell>
          <table:table-cell office:value-type="float" office:value="17648401" calcext:value-type="float">
            <text:p>17648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.770548" calcext:value-type="float">
            <text:p>89.77054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301" calcext:value-type="float">
            <text:p>4301</text:p>
          </table:table-cell>
          <table:table-cell office:value-type="float" office:value="18498601" calcext:value-type="float">
            <text:p>18498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.871958" calcext:value-type="float">
            <text:p>91.87195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401" calcext:value-type="float">
            <text:p>4401</text:p>
          </table:table-cell>
          <table:table-cell office:value-type="float" office:value="19368801" calcext:value-type="float">
            <text:p>19368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1.722133" calcext:value-type="float">
            <text:p>101.72213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501" calcext:value-type="float">
            <text:p>4501</text:p>
          </table:table-cell>
          <table:table-cell office:value-type="float" office:value="20259001" calcext:value-type="float">
            <text:p>20259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1.200041" calcext:value-type="float">
            <text:p>101.20004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601" calcext:value-type="float">
            <text:p>4601</text:p>
          </table:table-cell>
          <table:table-cell office:value-type="float" office:value="21169201" calcext:value-type="float">
            <text:p>21169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3.885153" calcext:value-type="float">
            <text:p>123.88515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701" calcext:value-type="float">
            <text:p>4701</text:p>
          </table:table-cell>
          <table:table-cell office:value-type="float" office:value="22099401" calcext:value-type="float">
            <text:p>22099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7.376769" calcext:value-type="float">
            <text:p>107.37676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801" calcext:value-type="float">
            <text:p>4801</text:p>
          </table:table-cell>
          <table:table-cell office:value-type="float" office:value="23049601" calcext:value-type="float">
            <text:p>23049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9.106385" calcext:value-type="float">
            <text:p>109.10638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901" calcext:value-type="float">
            <text:p>4901</text:p>
          </table:table-cell>
          <table:table-cell office:value-type="float" office:value="24019801" calcext:value-type="float">
            <text:p>24019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.031299" calcext:value-type="float">
            <text:p>94.03129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001" calcext:value-type="float">
            <text:p>5001</text:p>
          </table:table-cell>
          <table:table-cell office:value-type="float" office:value="25010001" calcext:value-type="float">
            <text:p>25010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5.419686" calcext:value-type="float">
            <text:p>115.41968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101" calcext:value-type="float">
            <text:p>5101</text:p>
          </table:table-cell>
          <table:table-cell office:value-type="float" office:value="26020201" calcext:value-type="float">
            <text:p>26020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5.071844" calcext:value-type="float">
            <text:p>145.07184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201" calcext:value-type="float">
            <text:p>5201</text:p>
          </table:table-cell>
          <table:table-cell office:value-type="float" office:value="27050401" calcext:value-type="float">
            <text:p>27050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6.381593" calcext:value-type="float">
            <text:p>136.38159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301" calcext:value-type="float">
            <text:p>5301</text:p>
          </table:table-cell>
          <table:table-cell office:value-type="float" office:value="28100601" calcext:value-type="float">
            <text:p>28100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1.82321" calcext:value-type="float">
            <text:p>151.8232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401" calcext:value-type="float">
            <text:p>5401</text:p>
          </table:table-cell>
          <table:table-cell office:value-type="float" office:value="29170801" calcext:value-type="float">
            <text:p>29170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8.071573" calcext:value-type="float">
            <text:p>178.07157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501" calcext:value-type="float">
            <text:p>5501</text:p>
          </table:table-cell>
          <table:table-cell office:value-type="float" office:value="30261001" calcext:value-type="float">
            <text:p>30261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4.016049" calcext:value-type="float">
            <text:p>214.01604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601" calcext:value-type="float">
            <text:p>5601</text:p>
          </table:table-cell>
          <table:table-cell office:value-type="float" office:value="31371201" calcext:value-type="float">
            <text:p>31371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2.858511" calcext:value-type="float">
            <text:p>152.85851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701" calcext:value-type="float">
            <text:p>5701</text:p>
          </table:table-cell>
          <table:table-cell office:value-type="float" office:value="32501401" calcext:value-type="float">
            <text:p>32501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7.761454" calcext:value-type="float">
            <text:p>137.76145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801" calcext:value-type="float">
            <text:p>5801</text:p>
          </table:table-cell>
          <table:table-cell office:value-type="float" office:value="33651601" calcext:value-type="float">
            <text:p>33651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6.714806" calcext:value-type="float">
            <text:p>176.71480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901" calcext:value-type="float">
            <text:p>5901</text:p>
          </table:table-cell>
          <table:table-cell office:value-type="float" office:value="34821801" calcext:value-type="float">
            <text:p>34821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8.272989" calcext:value-type="float">
            <text:p>208.27298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001" calcext:value-type="float">
            <text:p>6001</text:p>
          </table:table-cell>
          <table:table-cell office:value-type="float" office:value="36012001" calcext:value-type="float">
            <text:p>36012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9.422388" calcext:value-type="float">
            <text:p>139.42238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101" calcext:value-type="float">
            <text:p>6101</text:p>
          </table:table-cell>
          <table:table-cell office:value-type="float" office:value="37222201" calcext:value-type="float">
            <text:p>37222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7.382588" calcext:value-type="float">
            <text:p>167.38258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201" calcext:value-type="float">
            <text:p>6201</text:p>
          </table:table-cell>
          <table:table-cell office:value-type="float" office:value="38452401" calcext:value-type="float">
            <text:p>38452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.22907" calcext:value-type="float">
            <text:p>194.2290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301" calcext:value-type="float">
            <text:p>6301</text:p>
          </table:table-cell>
          <table:table-cell office:value-type="float" office:value="39702601" calcext:value-type="float">
            <text:p>39702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3.029574" calcext:value-type="float">
            <text:p>233.02957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401" calcext:value-type="float">
            <text:p>6401</text:p>
          </table:table-cell>
          <table:table-cell office:value-type="float" office:value="40972801" calcext:value-type="float">
            <text:p>40972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6.03442" calcext:value-type="float">
            <text:p>236.0344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501" calcext:value-type="float">
            <text:p>6501</text:p>
          </table:table-cell>
          <table:table-cell office:value-type="float" office:value="42263001" calcext:value-type="float">
            <text:p>42263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8.584386" calcext:value-type="float">
            <text:p>238.58438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601" calcext:value-type="float">
            <text:p>6601</text:p>
          </table:table-cell>
          <table:table-cell office:value-type="float" office:value="43573201" calcext:value-type="float">
            <text:p>43573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2.404102" calcext:value-type="float">
            <text:p>182.40410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701" calcext:value-type="float">
            <text:p>6701</text:p>
          </table:table-cell>
          <table:table-cell office:value-type="float" office:value="44903401" calcext:value-type="float">
            <text:p>44903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7.911772" calcext:value-type="float">
            <text:p>257.91177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801" calcext:value-type="float">
            <text:p>6801</text:p>
          </table:table-cell>
          <table:table-cell office:value-type="float" office:value="46253601" calcext:value-type="float">
            <text:p>46253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9.072053" calcext:value-type="float">
            <text:p>319.07205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901" calcext:value-type="float">
            <text:p>6901</text:p>
          </table:table-cell>
          <table:table-cell office:value-type="float" office:value="47623801" calcext:value-type="float">
            <text:p>47623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3.73243" calcext:value-type="float">
            <text:p>293.7324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001" calcext:value-type="float">
            <text:p>7001</text:p>
          </table:table-cell>
          <table:table-cell office:value-type="float" office:value="49014001" calcext:value-type="float">
            <text:p>49014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2.839414" calcext:value-type="float">
            <text:p>282.83941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101" calcext:value-type="float">
            <text:p>7101</text:p>
          </table:table-cell>
          <table:table-cell office:value-type="float" office:value="50424201" calcext:value-type="float">
            <text:p>50424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3.778159" calcext:value-type="float">
            <text:p>263.77815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201" calcext:value-type="float">
            <text:p>7201</text:p>
          </table:table-cell>
          <table:table-cell office:value-type="float" office:value="51854401" calcext:value-type="float">
            <text:p>51854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4.061998" calcext:value-type="float">
            <text:p>264.06199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301" calcext:value-type="float">
            <text:p>7301</text:p>
          </table:table-cell>
          <table:table-cell office:value-type="float" office:value="53304601" calcext:value-type="float">
            <text:p>53304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49.368872" calcext:value-type="float">
            <text:p>349.36887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401" calcext:value-type="float">
            <text:p>7401</text:p>
          </table:table-cell>
          <table:table-cell office:value-type="float" office:value="54774801" calcext:value-type="float">
            <text:p>54774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2.525624" calcext:value-type="float">
            <text:p>302.52562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501" calcext:value-type="float">
            <text:p>7501</text:p>
          </table:table-cell>
          <table:table-cell office:value-type="float" office:value="56265001" calcext:value-type="float">
            <text:p>56265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4.442041" calcext:value-type="float">
            <text:p>384.44204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601" calcext:value-type="float">
            <text:p>7601</text:p>
          </table:table-cell>
          <table:table-cell office:value-type="float" office:value="57775201" calcext:value-type="float">
            <text:p>57775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7.167393" calcext:value-type="float">
            <text:p>307.16739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501" calcext:value-type="float">
            <text:p>7501</text:p>
          </table:table-cell>
          <table:table-cell office:value-type="float" office:value="56265001" calcext:value-type="float">
            <text:p>56265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9.282017" calcext:value-type="float">
            <text:p>279.28201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701" calcext:value-type="float">
            <text:p>7701</text:p>
          </table:table-cell>
          <table:table-cell office:value-type="float" office:value="59305401" calcext:value-type="float">
            <text:p>59305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6.597864" calcext:value-type="float">
            <text:p>336.59786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601" calcext:value-type="float">
            <text:p>7601</text:p>
          </table:table-cell>
          <table:table-cell office:value-type="float" office:value="57775201" calcext:value-type="float">
            <text:p>57775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3.893144" calcext:value-type="float">
            <text:p>303.89314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801" calcext:value-type="float">
            <text:p>7801</text:p>
          </table:table-cell>
          <table:table-cell office:value-type="float" office:value="60855601" calcext:value-type="float">
            <text:p>60855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7.6946" calcext:value-type="float">
            <text:p>307.694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701" calcext:value-type="float">
            <text:p>7701</text:p>
          </table:table-cell>
          <table:table-cell office:value-type="float" office:value="59305401" calcext:value-type="float">
            <text:p>59305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8.071462" calcext:value-type="float">
            <text:p>308.07146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801" calcext:value-type="float">
            <text:p>7801</text:p>
          </table:table-cell>
          <table:table-cell office:value-type="float" office:value="60855601" calcext:value-type="float">
            <text:p>60855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9.452821" calcext:value-type="float">
            <text:p>359.45282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901" calcext:value-type="float">
            <text:p>7901</text:p>
          </table:table-cell>
          <table:table-cell office:value-type="float" office:value="62425801" calcext:value-type="float">
            <text:p>62425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9.512255" calcext:value-type="float">
            <text:p>299.51225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001" calcext:value-type="float">
            <text:p>8001</text:p>
          </table:table-cell>
          <table:table-cell office:value-type="float" office:value="64016001" calcext:value-type="float">
            <text:p>64016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8.673826" calcext:value-type="float">
            <text:p>298.67382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101" calcext:value-type="float">
            <text:p>8101</text:p>
          </table:table-cell>
          <table:table-cell office:value-type="float" office:value="65626201" calcext:value-type="float">
            <text:p>65626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9.38435" calcext:value-type="float">
            <text:p>279.3843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201" calcext:value-type="float">
            <text:p>8201</text:p>
          </table:table-cell>
          <table:table-cell office:value-type="float" office:value="67256401" calcext:value-type="float">
            <text:p>67256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9.134863" calcext:value-type="float">
            <text:p>389.13486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301" calcext:value-type="float">
            <text:p>8301</text:p>
          </table:table-cell>
          <table:table-cell office:value-type="float" office:value="68906601" calcext:value-type="float">
            <text:p>68906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4.640979" calcext:value-type="float">
            <text:p>374.64097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401" calcext:value-type="float">
            <text:p>8401</text:p>
          </table:table-cell>
          <table:table-cell office:value-type="float" office:value="70576801" calcext:value-type="float">
            <text:p>70576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60.679008" calcext:value-type="float">
            <text:p>360.6790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501" calcext:value-type="float">
            <text:p>8501</text:p>
          </table:table-cell>
          <table:table-cell office:value-type="float" office:value="72267001" calcext:value-type="float">
            <text:p>72267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67.648016" calcext:value-type="float">
            <text:p>467.64801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601" calcext:value-type="float">
            <text:p>8601</text:p>
          </table:table-cell>
          <table:table-cell office:value-type="float" office:value="73977201" calcext:value-type="float">
            <text:p>73977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7.038298" calcext:value-type="float">
            <text:p>457.03829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701" calcext:value-type="float">
            <text:p>8701</text:p>
          </table:table-cell>
          <table:table-cell office:value-type="float" office:value="75707401" calcext:value-type="float">
            <text:p>75707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7.351437" calcext:value-type="float">
            <text:p>497.35143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801" calcext:value-type="float">
            <text:p>8801</text:p>
          </table:table-cell>
          <table:table-cell office:value-type="float" office:value="77457601" calcext:value-type="float">
            <text:p>77457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4.898451" calcext:value-type="float">
            <text:p>524.89845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901" calcext:value-type="float">
            <text:p>8901</text:p>
          </table:table-cell>
          <table:table-cell office:value-type="float" office:value="79227801" calcext:value-type="float">
            <text:p>79227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1.870927" calcext:value-type="float">
            <text:p>421.87092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001" calcext:value-type="float">
            <text:p>9001</text:p>
          </table:table-cell>
          <table:table-cell office:value-type="float" office:value="81018001" calcext:value-type="float">
            <text:p>81018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3.545984" calcext:value-type="float">
            <text:p>543.54598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101" calcext:value-type="float">
            <text:p>9101</text:p>
          </table:table-cell>
          <table:table-cell office:value-type="float" office:value="82828201" calcext:value-type="float">
            <text:p>82828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7.176439" calcext:value-type="float">
            <text:p>527.17643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201" calcext:value-type="float">
            <text:p>9201</text:p>
          </table:table-cell>
          <table:table-cell office:value-type="float" office:value="84658401" calcext:value-type="float">
            <text:p>84658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1.999768" calcext:value-type="float">
            <text:p>441.99976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301" calcext:value-type="float">
            <text:p>9301</text:p>
          </table:table-cell>
          <table:table-cell office:value-type="float" office:value="86508601" calcext:value-type="float">
            <text:p>86508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9.353517" calcext:value-type="float">
            <text:p>809.35351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401" calcext:value-type="float">
            <text:p>9401</text:p>
          </table:table-cell>
          <table:table-cell office:value-type="float" office:value="88378801" calcext:value-type="float">
            <text:p>88378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5.509477" calcext:value-type="float">
            <text:p>775.50947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501" calcext:value-type="float">
            <text:p>9501</text:p>
          </table:table-cell>
          <table:table-cell office:value-type="float" office:value="90269001" calcext:value-type="float">
            <text:p>902690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36.827387" calcext:value-type="float">
            <text:p>636.82738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601" calcext:value-type="float">
            <text:p>9601</text:p>
          </table:table-cell>
          <table:table-cell office:value-type="float" office:value="92179201" calcext:value-type="float">
            <text:p>921792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22.076253" calcext:value-type="float">
            <text:p>622.07625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701" calcext:value-type="float">
            <text:p>9701</text:p>
          </table:table-cell>
          <table:table-cell office:value-type="float" office:value="94109401" calcext:value-type="float">
            <text:p>941094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62.349631" calcext:value-type="float">
            <text:p>662.34963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801" calcext:value-type="float">
            <text:p>9801</text:p>
          </table:table-cell>
          <table:table-cell office:value-type="float" office:value="96059601" calcext:value-type="float">
            <text:p>960596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5.634141" calcext:value-type="float">
            <text:p>785.63414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901" calcext:value-type="float">
            <text:p>9901</text:p>
          </table:table-cell>
          <table:table-cell office:value-type="float" office:value="98029801" calcext:value-type="float">
            <text:p>98029801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79.22333" calcext:value-type="float">
            <text:p>579.22333</text:p>
          </table:table-cell>
        </table:table-row>
      </table:table>
      <table:named-expressions/>
      <table:database-ranges>
        <table:database-range table:name="__Anonymous_Sheet_DB__0" table:target-range-address="res_1b.A1:res_1b.F2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7T09:24:36.023521676</dc:date>
    <meta:editing-duration>PT3M42S</meta:editing-duration>
    <meta:editing-cycles>1</meta:editing-cycles>
    <meta:document-statistic meta:table-count="1" meta:cell-count="1242" meta:object-count="1"/>
    <meta:generator>LibreOffice/7.6.2.1$Linux_X86_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392cm" svg:height="15.566cm" xlink:href=".." xlink:type="simple" chart:class="chart:bar" chart:style-name="ch1">
        <chart:legend chart:legend-position="end" svg:x="25.155cm" svg:y="7.484cm" style:legend-expansion="high" chart:style-name="ch2"/>
        <chart:plot-area chart:style-name="ch3" table:cell-range-address="res_1b.B104:res_1b.B207 res_1b.F104:res_1b.F207" chart:data-source-has-labels="column" svg:x="0.547cm" svg:y="0.311cm" svg:width="24.061cm" svg:height="14.944cm">
          <chart:coordinate-region svg:x="1.354cm" svg:y="0.51cm" svg:width="23.254cm" svg:height="13.691cm"/>
          <chart:axis chart:dimension="x" chart:name="primary-x" chart:style-name="ch4" chartooo:axis-type="auto">
            <chartooo:date-scale/>
            <chart:categories table:cell-range-address="res_1b.B104:res_1b.B2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_1b.F104:res_1b.F207" chart:class="chart:bar">
            <chart:data-point chart:repeated="10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_1b.B104:res_1b.B207</svg:desc>
                </draw:g>
              </table:table-cell>
              <table:table-cell office:value-type="float" office:value="0">
                <text:p>0</text:p>
                <draw:g>
                  <svg:desc>res_1b.F104:res_1b.F207</svg:desc>
                </draw:g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6542">
                <text:p>0.00654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27862">
                <text:p>0.02786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12121">
                <text:p>0.1212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252767">
                <text:p>0.252767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43418">
                <text:p>0.43418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741572">
                <text:p>0.74157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.331136">
                <text:p>1.331136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.401979">
                <text:p>1.401979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.8982">
                <text:p>1.8982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3.084855">
                <text:p>3.084855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3.56328">
                <text:p>3.56328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4.317377">
                <text:p>4.317377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6.197807">
                <text:p>6.197807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4.964683">
                <text:p>4.964683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6.424309">
                <text:p>6.424309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6.963404">
                <text:p>6.963404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9.566045">
                <text:p>9.566045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12.678439">
                <text:p>12.678439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14.544609">
                <text:p>14.54460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4.508545">
                <text:p>14.508545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22.502314">
                <text:p>22.502314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18.57091">
                <text:p>18.57091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22.714438">
                <text:p>22.714438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19.285499">
                <text:p>19.285499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19.466982">
                <text:p>19.466982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31.46801">
                <text:p>31.46801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23.135825">
                <text:p>23.135825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29.565992">
                <text:p>29.565992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29.355192">
                <text:p>29.355192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37.456485">
                <text:p>37.456485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48.66612">
                <text:p>48.66612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50.055089">
                <text:p>50.055089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44.618009">
                <text:p>44.618009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54.723852">
                <text:p>54.723852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54.317798">
                <text:p>54.317798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55.213189">
                <text:p>55.213189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52.566781">
                <text:p>52.566781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49.063309">
                <text:p>49.063309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62.789902">
                <text:p>62.789902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60.521847">
                <text:p>60.521847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61.145239">
                <text:p>61.145239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89.770548">
                <text:p>89.770548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91.871958">
                <text:p>91.871958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101.722133">
                <text:p>101.722133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101.200041">
                <text:p>101.200041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123.885153">
                <text:p>123.885153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107.376769">
                <text:p>107.376769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109.106385">
                <text:p>109.106385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94.031299">
                <text:p>94.031299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115.419686">
                <text:p>115.419686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145.071844">
                <text:p>145.071844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136.381593">
                <text:p>136.381593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151.82321">
                <text:p>151.82321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178.071573">
                <text:p>178.071573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214.016049">
                <text:p>214.016049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152.858511">
                <text:p>152.858511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137.761454">
                <text:p>137.761454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176.714806">
                <text:p>176.714806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208.272989">
                <text:p>208.272989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139.422388">
                <text:p>139.422388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167.382588">
                <text:p>167.382588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194.22907">
                <text:p>194.22907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233.029574">
                <text:p>233.029574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236.03442">
                <text:p>236.03442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238.584386">
                <text:p>238.584386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182.404102">
                <text:p>182.404102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257.911772">
                <text:p>257.911772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319.072053">
                <text:p>319.072053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293.73243">
                <text:p>293.73243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282.839414">
                <text:p>282.839414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263.778159">
                <text:p>263.778159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264.061998">
                <text:p>264.061998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349.368872">
                <text:p>349.368872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302.525624">
                <text:p>302.525624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384.442041">
                <text:p>384.442041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307.167393">
                <text:p>307.167393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279.282017">
                <text:p>279.282017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336.597864">
                <text:p>336.597864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303.893144">
                <text:p>303.893144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307.6946">
                <text:p>307.6946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308.071462">
                <text:p>308.071462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359.452821">
                <text:p>359.452821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299.512255">
                <text:p>299.512255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298.673826">
                <text:p>298.673826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279.38435">
                <text:p>279.38435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389.134863">
                <text:p>389.134863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374.640979">
                <text:p>374.640979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360.679008">
                <text:p>360.679008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467.648016">
                <text:p>467.648016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457.038298">
                <text:p>457.038298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497.351437">
                <text:p>497.351437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524.898451">
                <text:p>524.898451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421.870927">
                <text:p>421.870927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543.545984">
                <text:p>543.545984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527.176439">
                <text:p>527.176439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441.999768">
                <text:p>441.999768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809.353517">
                <text:p>809.353517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775.509477">
                <text:p>775.509477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636.827387">
                <text:p>636.827387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622.076253">
                <text:p>622.076253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662.349631">
                <text:p>662.349631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785.634141">
                <text:p>785.634141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579.22333">
                <text:p>579.22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